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03293a"/>
    </style:style>
    <style:style style:name="P2" style:family="paragraph" style:parent-style-name="Heading_20_1">
      <style:text-properties officeooo:paragraph-rsid="0003293a"/>
    </style:style>
    <style:style style:name="P3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 style:list-style-name="L1">
      <style:text-properties fo:color="#168253" loext:opacity="100%"/>
    </style:style>
    <style:style style:name="P5" style:family="paragraph" style:parent-style-name="Text_20_body" style:list-style-name="L2">
      <style:text-properties fo:color="#2a6099" loext:opacity="100%"/>
    </style:style>
    <style:style style:name="P6" style:family="paragraph" style:parent-style-name="Text_20_body" style:list-style-name="L3">
      <style:text-properties fo:color="#2a6099" loext:opacity="100%"/>
    </style:style>
    <style:style style:name="P7" style:family="paragraph" style:parent-style-name="Text_20_body" style:list-style-name="L4">
      <style:text-properties fo:color="#2a6099" loext:opacity="100%"/>
    </style:style>
    <style:style style:name="P8" style:family="paragraph" style:parent-style-name="Text_20_body" style:list-style-name="L5">
      <style:text-properties fo:color="#2a6099" loext:opacity="100%"/>
    </style:style>
    <style:style style:name="P9" style:family="paragraph" style:parent-style-name="Text_20_body" style:list-style-name="L6">
      <style:text-properties fo:color="#00a933" loext:opacity="100%"/>
    </style:style>
    <style:style style:name="P10" style:family="paragraph" style:parent-style-name="Heading_20_2">
      <style:text-properties officeooo:paragraph-rsid="00069b24"/>
    </style:style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>
      <style:text-properties fo:color="#00a933" loext:opacity="100%"/>
    </style:style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3">
      <style:text-properties fo:color="#2a6099" loext:opacity="100%"/>
    </style:style>
    <style:style style:name="P19" style:family="paragraph" style:parent-style-name="Text_20_body">
      <style:text-properties fo:color="#2a6099" loext:opacity="100%"/>
    </style:style>
    <style:style style:name="P20" style:family="paragraph" style:parent-style-name="Text_20_body" style:list-style-name="L14">
      <style:text-properties fo:color="#2a6099" loext:opacity="100%"/>
    </style:style>
    <style:style style:name="P21" style:family="paragraph" style:parent-style-name="Horizontal_20_Line">
      <style:text-properties fo:color="#2a6099" loext:opacity="100%"/>
    </style:style>
    <style:style style:name="P22" style:family="paragraph" style:parent-style-name="Text_20_body" style:list-style-name="L15"/>
    <style:style style:name="P23" style:family="paragraph" style:parent-style-name="Text_20_body" style:list-style-name="L16"/>
    <style:style style:name="P24" style:family="paragraph" style:parent-style-name="Text_20_body" style:list-style-name="L17"/>
    <style:style style:name="P25" style:family="paragraph" style:parent-style-name="Text_20_body" style:list-style-name="L17">
      <style:text-properties officeooo:paragraph-rsid="00098ea1"/>
    </style:style>
    <style:style style:name="P26" style:family="paragraph" style:parent-style-name="Text_20_body" style:list-style-name="L18">
      <style:text-properties fo:color="#224b12" loext:opacity="100%"/>
    </style:style>
    <style:style style:name="P27" style:family="paragraph" style:parent-style-name="Text_20_body" style:list-style-name="L19"/>
    <style:style style:name="T1" style:family="text">
      <style:text-properties fo:color="#2a6099" loext:opacity="100%" fo:font-size="28pt" style:font-size-asian="28pt" style:font-size-complex="28pt"/>
    </style:style>
    <style:style style:name="T2" style:family="text">
      <style:text-properties fo:color="#55308d" loext:opacity="100%"/>
    </style:style>
    <style:style style:name="T3" style:family="text">
      <style:text-properties fo:color="#55308d" loext:opacity="100%" officeooo:rsid="0003293a"/>
    </style:style>
    <style:style style:name="T4" style:family="text">
      <style:text-properties officeooo:rsid="0004e8ad"/>
    </style:style>
    <style:style style:name="T5" style:family="text">
      <style:text-properties fo:color="#00a933" loext:opacity="100%"/>
    </style:style>
    <style:style style:name="T6" style:family="text">
      <style:text-properties fo:color="#00a933" loext:opacity="100%" officeooo:rsid="0007d788"/>
    </style:style>
    <style:style style:name="T7" style:family="text">
      <style:text-properties fo:color="#2a6099" loext:opacity="100%"/>
    </style:style>
    <style:style style:name="T8" style:family="text">
      <style:text-properties fo:color="#2a6099" loext:opacity="100%" officeooo:rsid="0007d788"/>
    </style:style>
    <style:style style:name="T9" style:family="text">
      <style:text-properties officeooo:rsid="00098ea1"/>
    </style:style>
    <style:style style:name="T10" style:family="text">
      <style:text-properties fo:color="#224b12" loext:opacity="100%" officeooo:rsid="00098ea1"/>
    </style:style>
    <style:style style:name="T11" style:family="text">
      <style:text-properties fo:color="#224b12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Cahier des charges </text:span></text:span></text:h>
      <text:h text:style-name="P2" text:outline-level="1"><text:span text:style-name="Strong_20_Emphasis"><text:span text:style-name="T2">Projet d’</text:span></text:span><text:span text:style-name="Strong_20_Emphasis"><text:span text:style-name="T3">un </text:span></text:span><text:span text:style-name="Strong_20_Emphasis"><text:span text:style-name="T2">site scolaire</text:span></text:span></text:h>
      <text:h text:style-name="Heading_20_2" text:outline-level="2"><text:span text:style-name="Strong_20_Emphasis">1. Contexte et objectifs du projet</text:span></text:h>
      <text:h text:style-name="Heading_20_3" text:outline-level="3"><text:span text:style-name="Strong_20_Emphasis">1.1 Contexte</text:span></text:h>
      <text:p text:style-name="P3">L'objectif est de concevoir un site web scolaire accessible à tous, permettant de fournir des services différenciés selon le type d'utilisateur : étudiants ou professeurs.</text:p>
      <text:list text:style-name="L1">
        <text:list-item>
          <text:p text:style-name="P4">Les étudiants pourront accéder à des cours en ligne moyennant un <text:span text:style-name="T4">un compte et devoir payer un droit d’auteur pour chaque cours</text:span>.</text:p>
        </text:list-item>
        <text:list-item>
          <text:p text:style-name="P4">Les professeurs pourront gérer les cours et consulter la liste des élèves inscrits.</text:p>
        </text:list-item>
      </text:list>
      <text:h text:style-name="Heading_20_3" text:outline-level="3"><text:span text:style-name="Strong_20_Emphasis">1.2 Objectifs</text:span></text:h>
      <text:list text:style-name="L2">
        <text:list-item>
          <text:p text:style-name="P5">Créer une plateforme fonctionnelle pour la gestion et la consultation de cours.</text:p>
        </text:list-item>
        <text:list-item>
          <text:p text:style-name="P5">Mettre en place un système d'authentification et de gestion des rôles (professeur et étudiant).</text:p>
        </text:list-item>
        <text:list-item>
          <text:p text:style-name="P5">Intégrer un module de paiement en ligne pour les étudiants.</text:p>
        </text:list-item>
        <text:list-item>
          <text:p text:style-name="P5">Fournir une interface simple et ergonomique.</text:p>
        </text:list-item>
      </text:list>
      <text:p text:style-name="Horizontal_20_Line"/>
      <text:h text:style-name="Heading_20_2" text:outline-level="2"><text:span text:style-name="Strong_20_Emphasis">2. Périmètre fonctionnel du projet</text:span></text:h>
      <text:h text:style-name="Heading_20_3" text:outline-level="3"><text:span text:style-name="Strong_20_Emphasis">2.1 Fonctionnalités pour les visiteurs (non connectés)</text:span></text:h>
      <text:list text:style-name="L3">
        <text:list-item>
          <text:p text:style-name="P6">Accès à une page d'accueil publique présentant le site.</text:p>
        </text:list-item>
        <text:list-item>
          <text:p text:style-name="P6">Possibilité de s'inscrire ou de se connecter.</text:p>
        </text:list-item>
      </text:list>
      <text:h text:style-name="Heading_20_3" text:outline-level="3"><text:span text:style-name="Strong_20_Emphasis">2.2 Fonctionnalités pour les étudiants</text:span></text:h>
      <text:list text:style-name="L4">
        <text:list-item>
          <text:p text:style-name="P7">Accès à une liste de cours disponibles.</text:p>
        </text:list-item>
        <text:list-item>
          <text:p text:style-name="P7">Possibilité d'effectuer un paiement pour accéder à un cours spécifique.</text:p>
        </text:list-item>
        <text:list-item>
          <text:p text:style-name="P7">Consultation des cours payés.</text:p>
        </text:list-item>
        <text:list-item>
          <text:p text:style-name="P7">Suivi de leur historique de paiements.</text:p>
        </text:list-item>
        <text:list-item>
          <text:p text:style-name="P7">Gestion de leur profil utilisateur (nom, email, mot de passe).</text:p>
        </text:list-item>
      </text:list>
      <text:h text:style-name="Heading_20_3" text:outline-level="3"><text:span text:style-name="Strong_20_Emphasis">2.3 Fonctionnalités pour les professeurs</text:span></text:h>
      <text:list text:style-name="L5">
        <text:list-item>
          <text:p text:style-name="P8">Consultation de la liste des étudiants inscrits.</text:p>
        </text:list-item>
        <text:list-item>
          <text:p text:style-name="P8">Visualisation des cours disponibles.</text:p>
        </text:list-item>
        <text:list-item>
          <text:p text:style-name="P8"><text:soft-page-break/>Gestion des cours :</text:p>
          <text:list>
            <text:list-item>
              <text:p text:style-name="P8">Ajout de nouveaux cours (titre, description, fichier PDF, prix).</text:p>
            </text:list-item>
            <text:list-item>
              <text:p text:style-name="P8">Modification ou suppression des cours existants.</text:p>
            </text:list-item>
          </text:list>
        </text:list-item>
      </text:list>
      <text:h text:style-name="Heading_20_3" text:outline-level="3"><text:span text:style-name="Strong_20_Emphasis">2.4 Fonctionnalités administratives</text:span> (optionnel)</text:h>
      <text:list text:style-name="L6">
        <text:list-item>
          <text:p text:style-name="P9">Supervision des paiements et de l'activité sur la plateforme.</text:p>
        </text:list-item>
      </text:list>
      <text:p text:style-name="Horizontal_20_Line"/>
      <text:h text:style-name="P10" text:outline-level="2"><text:span text:style-name="Strong_20_Emphasis">3. Technologies utilisées</text:span></text:h>
      <text:h text:style-name="Heading_20_4" text:outline-level="4">Frontend :</text:h>
      <text:list text:style-name="L7">
        <text:list-item>
          <text:p text:style-name="P11"><text:span text:style-name="Strong_20_Emphasis"><text:span text:style-name="T5">HTML, CSS, JavaScript</text:span></text:span><text:span text:style-name="T5"> : pour la structure et le design du site.</text:span></text:p>
        </text:list-item>
        <text:list-item>
          <text:p text:style-name="P11"><text:span text:style-name="T5">Framework suggéré : </text:span><text:span text:style-name="Strong_20_Emphasis"><text:span text:style-name="T5">React.js</text:span></text:span><text:span text:style-name="T5"> ou </text:span><text:span text:style-name="Strong_20_Emphasis"><text:span text:style-name="T5">Vue.js</text:span></text:span><text:span text:style-name="T5"> pour un site dynamique.</text:span></text:p>
        </text:list-item>
        <text:list-item>
          <text:p text:style-name="P11"><text:span text:style-name="Strong_20_Emphasis"><text:span text:style-name="T5">Bootstrap</text:span></text:span><text:span text:style-name="T5"> ou </text:span><text:span text:style-name="Strong_20_Emphasis"><text:span text:style-name="T5">Tailwind CSS</text:span></text:span><text:span text:style-name="T5"> pour un design responsive.</text:span></text:p>
        </text:list-item>
      </text:list>
      <text:h text:style-name="Heading_20_4" text:outline-level="4">Backend :</text:h>
      <text:list text:style-name="L8">
        <text:list-item>
          <text:p text:style-name="P12"><text:span text:style-name="Strong_20_Emphasis"><text:span text:style-name="T5">Node.js avec Express.js</text:span></text:span><text:span text:style-name="T5"> ou </text:span><text:span text:style-name="Strong_20_Emphasis"><text:span text:style-name="T5">PHP (Laravel)</text:span></text:span><text:span text:style-name="T5"> pour gérer les requêtes serveur.</text:span></text:p>
        </text:list-item>
        <text:list-item>
          <text:p text:style-name="P12"><text:span text:style-name="Strong_20_Emphasis"><text:span text:style-name="T5">Base de données relationnelle</text:span></text:span><text:span text:style-name="T5"> : MySQL ou PostgreSQL (gestion des utilisateurs, cours, et paiements).</text:span></text:p>
        </text:list-item>
      </text:list>
      <text:h text:style-name="Heading_20_4" text:outline-level="4">Paiements :</text:h>
      <text:list text:style-name="L9">
        <text:list-item>
          <text:p text:style-name="P13"><text:span text:style-name="T5">Intégration d'un système de paiement en ligne </text:span><text:span text:style-name="T6">pour le droit d’auteur</text:span><text:span text:style-name="T5"> (exemple : </text:span><text:span text:style-name="Strong_20_Emphasis"><text:span text:style-name="T5">PayPal</text:span></text:span><text:span text:style-name="T5">, </text:span><text:span text:style-name="Strong_20_Emphasis"><text:span text:style-name="T5">Stripe</text:span></text:span><text:span text:style-name="T5">, ou </text:span><text:span text:style-name="Strong_20_Emphasis"><text:span text:style-name="T5">Flutterwave</text:span></text:span><text:span text:style-name="T5">).</text:span></text:p>
        </text:list-item>
      </text:list>
      <text:h text:style-name="Heading_20_3" text:outline-level="3"><text:span text:style-name="Strong_20_Emphasis">3.2 Authentification</text:span></text:h>
      <text:list text:style-name="L10">
        <text:list-item>
          <text:p text:style-name="P14"><text:span text:style-name="T5">Utilisation de </text:span><text:span text:style-name="Strong_20_Emphasis"><text:span text:style-name="T5">JWT (JSON Web Tokens)</text:span></text:span><text:span text:style-name="T5"> pour la gestion des sessions utilisateurs.</text:span></text:p>
        </text:list-item>
        <text:list-item>
          <text:p text:style-name="P14"><text:span text:style-name="T5">Hashage des mots de passe (exemple : </text:span><text:span text:style-name="Strong_20_Emphasis"><text:span text:style-name="T5">bcrypt</text:span></text:span><text:span text:style-name="T5">).</text:span></text:p>
        </text:list-item>
      </text:list>
      <text:h text:style-name="Heading_20_3" text:outline-level="3"><text:span text:style-name="Strong_20_Emphasis">3.3 Sécurité</text:span></text:h>
      <text:list text:style-name="L11">
        <text:list-item>
          <text:p text:style-name="P15">Mise en place d'un certificat SSL pour chiffrer les échanges de données.</text:p>
        </text:list-item>
        <text:list-item>
          <text:p text:style-name="P15">Protection contre les attaques (CSRF, XSS, injections SQL).</text:p>
        </text:list-item>
      </text:list>
      <text:p text:style-name="Horizontal_20_Line"/>
      <text:h text:style-name="Heading_20_2" text:outline-level="2"><text:span text:style-name="Strong_20_Emphasis">4. Architecture de la base de données</text:span></text:h>
      <text:h text:style-name="Heading_20_3" text:outline-level="3"><text:span text:style-name="Strong_20_Emphasis">Tables principales</text:span></text:h>
      <text:list text:style-name="L12">
        <text:list-item>
          <text:p text:style-name="P16"><text:span text:style-name="Strong_20_Emphasis"><text:span text:style-name="T5">Utilisateurs</text:span></text:span><text:span text:style-name="T5"> :</text:span></text:p>
          <text:list>
            <text:list-item>
              <text:p text:style-name="P16"><text:span text:style-name="Source_20_Text"><text:span text:style-name="T5">id</text:span></text:span><text:span text:style-name="T5"> (int, PK)</text:span></text:p>
            </text:list-item>
            <text:list-item>
              <text:p text:style-name="P16"><text:span text:style-name="Source_20_Text"><text:span text:style-name="T5">nom</text:span></text:span><text:span text:style-name="T5"> (varchar)</text:span></text:p>
            </text:list-item>
            <text:list-item>
              <text:p text:style-name="P16"><text:soft-page-break/><text:span text:style-name="Source_20_Text"><text:span text:style-name="T5">email</text:span></text:span><text:span text:style-name="T5"> (varchar, unique)</text:span></text:p>
            </text:list-item>
            <text:list-item>
              <text:p text:style-name="P16"><text:span text:style-name="Source_20_Text"><text:span text:style-name="T5">mot_de_passe</text:span></text:span><text:span text:style-name="T5"> (varchar)</text:span></text:p>
            </text:list-item>
            <text:list-item>
              <text:p text:style-name="P16"><text:span text:style-name="Source_20_Text"><text:span text:style-name="T5">role</text:span></text:span><text:span text:style-name="T5"> (enum : "étudiant" ou "professeur")</text:span></text:p>
            </text:list-item>
          </text:list>
        </text:list-item>
        <text:list-item>
          <text:p text:style-name="P16"><text:span text:style-name="Strong_20_Emphasis"><text:span text:style-name="T5">Cours</text:span></text:span><text:span text:style-name="T5"> :</text:span></text:p>
          <text:list>
            <text:list-item>
              <text:p text:style-name="P16"><text:span text:style-name="Source_20_Text"><text:span text:style-name="T5">id</text:span></text:span><text:span text:style-name="T5"> (int, PK)</text:span></text:p>
            </text:list-item>
            <text:list-item>
              <text:p text:style-name="P16"><text:span text:style-name="Source_20_Text"><text:span text:style-name="T5">titre</text:span></text:span><text:span text:style-name="T5"> (varchar)</text:span></text:p>
            </text:list-item>
            <text:list-item>
              <text:p text:style-name="P16"><text:span text:style-name="Source_20_Text"><text:span text:style-name="T5">description</text:span></text:span><text:span text:style-name="T5"> (text)</text:span></text:p>
            </text:list-item>
            <text:list-item>
              <text:p text:style-name="P16"><text:span text:style-name="Source_20_Text"><text:span text:style-name="T5">auteur</text:span></text:span><text:span text:style-name="T5"> (varchar)</text:span></text:p>
            </text:list-item>
            <text:list-item>
              <text:p text:style-name="P16"><text:span text:style-name="Source_20_Text"><text:span text:style-name="T5">prix</text:span></text:span><text:span text:style-name="T5"> (decimal)</text:span></text:p>
            </text:list-item>
            <text:list-item>
              <text:p text:style-name="P16"><text:span text:style-name="Source_20_Text"><text:span text:style-name="T5">url_fichier</text:span></text:span><text:span text:style-name="T5"> (varchar)</text:span></text:p>
            </text:list-item>
          </text:list>
        </text:list-item>
        <text:list-item>
          <text:p text:style-name="P16"><text:span text:style-name="Strong_20_Emphasis"><text:span text:style-name="T5">Paiements</text:span></text:span><text:span text:style-name="T5"> :</text:span></text:p>
          <text:list>
            <text:list-item>
              <text:p text:style-name="P16"><text:span text:style-name="Source_20_Text"><text:span text:style-name="T5">id</text:span></text:span><text:span text:style-name="T5"> (int, PK)</text:span></text:p>
            </text:list-item>
            <text:list-item>
              <text:p text:style-name="P16"><text:span text:style-name="Source_20_Text"><text:span text:style-name="T5">id_utilisateur</text:span></text:span><text:span text:style-name="T5"> (int, FK vers Utilisateurs)</text:span></text:p>
            </text:list-item>
            <text:list-item>
              <text:p text:style-name="P16"><text:span text:style-name="Source_20_Text"><text:span text:style-name="T5">id_cours</text:span></text:span><text:span text:style-name="T5"> (int, FK vers Cours)</text:span></text:p>
            </text:list-item>
            <text:list-item>
              <text:p text:style-name="P16"><text:span text:style-name="Source_20_Text"><text:span text:style-name="T5">date_paiement</text:span></text:span><text:span text:style-name="T5"> (datetime)</text:span></text:p>
            </text:list-item>
            <text:list-item>
              <text:p text:style-name="P16"><text:span text:style-name="Source_20_Text"><text:span text:style-name="T5">montant</text:span></text:span><text:span text:style-name="T5"> (decimal)</text:span></text:p>
            </text:list-item>
          </text:list>
        </text:list-item>
      </text:list>
      <text:p text:style-name="Horizontal_20_Line"/>
      <text:h text:style-name="Heading_20_2" text:outline-level="2"><text:span text:style-name="Strong_20_Emphasis">5. Maquettes et design</text:span></text:h>
      <text:list text:style-name="L13">
        <text:list-item>
          <text:p text:style-name="P17"><text:span text:style-name="T7">Création de maquettes pour chaque page (</text:span><text:span text:style-name="T8">avec </text:span><text:span text:style-name="Strong_20_Emphasis"><text:span text:style-name="T7">Figma</text:span></text:span><text:span text:style-name="T7">).</text:span></text:p>
        </text:list-item>
        <text:list-item>
          <text:p text:style-name="P18">Design épuré et responsive, adapté aux écrans mobiles.</text:p>
        </text:list-item>
      </text:list>
      <text:p text:style-name="P19">Pages à maquetter :</text:p>
      <text:list text:style-name="L14">
        <text:list-item>
          <text:p text:style-name="P20">Page d'accueil.</text:p>
        </text:list-item>
        <text:list-item>
          <text:p text:style-name="P20">Interface étudiant (tableau de bord, consultation des cours, paiement).</text:p>
        </text:list-item>
        <text:list-item>
          <text:p text:style-name="P20">Interface professeur (gestion des cours, liste des étudiants).</text:p>
        </text:list-item>
        <text:list-item>
          <text:p text:style-name="P20">Pages de connexion et d'inscription.</text:p>
        </text:list-item>
      </text:list>
      <text:p text:style-name="P21"/>
      <text:h text:style-name="Heading_20_2" text:outline-level="2"><text:span text:style-name="Strong_20_Emphasis">6. Planning prévisionnel</text:span></text:h>
      <text:list text:style-name="L15">
        <text:list-item>
          <text:p text:style-name="P22">Création des maquettes.</text:p>
        </text:list-item>
        <text:list-item>
          <text:p text:style-name="P22">Mise en place de la base de données.</text:p>
        </text:list-item>
      </text:list>
      <text:list text:style-name="L16">
        <text:list-item>
          <text:p text:style-name="P23">Frontend : Conception des pages web.</text:p>
        </text:list-item>
        <text:list-item>
          <text:p text:style-name="P23"><text:soft-page-break/>Backend : Mise en place des APIs et gestion des fonctionnalités.</text:p>
        </text:list-item>
        <text:list-item>
          <text:p text:style-name="P23">Intégration des paiements.</text:p>
        </text:list-item>
      </text:list>
      <text:h text:style-name="Heading_20_3" text:outline-level="3"><text:span text:style-name="Strong_20_Emphasis">Tests et déploiement</text:span></text:h>
      <text:list text:style-name="L17">
        <text:list-item>
          <text:p text:style-name="P24">Tests unitaires et fonctionnels.</text:p>
        </text:list-item>
        <text:list-item>
          <text:p text:style-name="P24">Correction des bugs.</text:p>
        </text:list-item>
        <text:list-item>
          <text:p text:style-name="P25">Déploiement sur une plateforme en ligne ( <text:span text:style-name="Strong_20_Emphasis"><text:span text:style-name="T9">Github,</text:span></text:span> <text:span text:style-name="Strong_20_Emphasis">Netlify </text:span><text:span text:style-name="Strong_20_Emphasis"><text:span text:style-name="T9">ou autre</text:span></text:span>).</text:p>
        </text:list-item>
      </text:list>
      <text:p text:style-name="Horizontal_20_Line"/>
      <text:h text:style-name="Heading_20_2" text:outline-level="2"><text:span text:style-name="Strong_20_Emphasis"><text:span text:style-name="T10">7.</text:span></text:span><text:span text:style-name="Strong_20_Emphasis"><text:span text:style-name="T11">Livrables attendus</text:span></text:span></text:h>
      <text:list text:style-name="L18">
        <text:list-item>
          <text:p text:style-name="P26">Un site web fonctionnel avec les interfaces étudiant et professeur.</text:p>
        </text:list-item>
        <text:list-item>
          <text:p text:style-name="P26">Documentation technique pour le code.</text:p>
        </text:list-item>
        <text:list-item>
          <text:p text:style-name="P26">Manuel utilisateur pour les étudiants et les professeurs.</text:p>
        </text:list-item>
        <text:list-item>
          <text:p text:style-name="P26">Rapport final sur les étapes du projet.</text:p>
        </text:list-item>
      </text:list>
      <text:h text:style-name="Heading_20_2" text:outline-level="2"><text:span text:style-name="Strong_20_Emphasis">8. Contraintes et limites</text:span></text:h>
      <text:list text:style-name="L19">
        <text:list-item>
          <text:p text:style-name="P27">Le projet doit respecter les délais impartis.</text:p>
        </text:list-item>
        <text:list-item>
          <text:p text:style-name="P27">Priorisation des fonctionnalités essentielles pour garantir une livraison minimale viable.</text:p>
        </text:list-item>
        <text:list-item>
          <text:p text:style-name="P27">Les fonctionnalités additionnelles pourront être intégrées dans des versions futur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2T08:39:23.663000000</meta:creation-date>
    <dc:date>2025-01-25T11:33:48.319000000</dc:date>
    <meta:editing-duration>PT17M5S</meta:editing-duration>
    <meta:editing-cycles>6</meta:editing-cycles>
    <meta:generator>LibreOffice/24.8.4.2$Windows_X86_64 LibreOffice_project/bb3cfa12c7b1bf994ecc5649a80400d06cd71002</meta:generator>
    <meta:print-date>2025-01-25T11:33:44.500000000</meta:print-date>
    <meta:printed-by>PDF files</meta:printed-by>
    <meta:document-statistic meta:table-count="0" meta:image-count="0" meta:object-count="0" meta:page-count="4" meta:paragraph-count="94" meta:word-count="658" meta:character-count="4031" meta:non-whitespace-character-count="3535"/>
  </office:meta>
</office:document-meta>
</file>